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48838" officeooo:paragraph-rsid="00048838"/>
    </style:style>
    <style:style style:name="P2" style:family="paragraph" style:parent-style-name="Text_20_body">
      <style:paragraph-properties fo:text-align="start" style:justify-single-word="false"/>
      <style:text-properties officeooo:paragraph-rsid="00048838"/>
    </style:style>
    <style:style style:name="P3" style:family="paragraph" style:parent-style-name="Heading_20_1">
      <style:paragraph-properties fo:text-align="center" style:justify-single-word="false"/>
      <style:text-properties officeooo:rsid="00048838" officeooo:paragraph-rsid="00048838"/>
    </style:style>
    <style:style style:name="P4" style:family="paragraph" style:parent-style-name="Title">
      <style:text-properties officeooo:rsid="00048838" officeooo:paragraph-rsid="00048838"/>
    </style:style>
    <style:style style:name="P5" style:family="paragraph" style:parent-style-name="Header">
      <style:text-properties officeooo:rsid="00048838" officeooo:paragraph-rsid="00048838"/>
    </style:style>
    <style:style style:name="T1" style:family="text">
      <style:text-properties officeooo:rsid="00048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way Mission</text:p>
      <text:h text:style-name="P3" text:outline-level="1">Tetris</text:h>
      <text:p text:style-name="P1">Tetris is a classic Game from the Early years of Video games. Tetris is simple but addictive. The game play consists of you the player being able to control different shaped tiles falling from the top </text:p>
      <text:p text:style-name="P2"><text:span text:style-name="T1">of the screen you can press the “B” button to rotate the block to aid you in fitting them together. The whole purpose of the game is to clear as may lines as possible to gain points, You clear rows by placing the blocks so they make a full completed line across your screen in return giving you a satisfying sound and points, this is a Major mechanic in the game. Now that mechanic has even more detail to it. If you clear multiple lines at once you get again that satisfying sound and this time a shit load of points. This basic game has evolved into different modes, Styles, and Even has been incorporated into other video games. Another machanic in tetris is the Difficulty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8838" officeooo:paragraph-rsid="0004883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e: Connor Jones<text:tab/><text:tab/>Period:B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7:59:01.391309459</meta:creation-date>
    <dc:date>2017-08-31T08:13:31.631627739</dc:date>
    <meta:editing-duration>PT3M20S</meta:editing-duration>
    <meta:editing-cycles>1</meta:editing-cycles>
    <meta:document-statistic meta:table-count="0" meta:image-count="0" meta:object-count="0" meta:page-count="1" meta:paragraph-count="5" meta:word-count="170" meta:character-count="928" meta:non-whitespace-character-count="760"/>
    <meta:generator>LibreOffice/5.2.7.2$Linux_X86_64 LibreOffice_project/20m0$Build-2</meta:generator>
  </office:meta>
</office:document-meta>
</file>